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ResultSplip" style:family="table">
      <style:table-properties style:width="8.3in" table:align="margins" style:may-break-between-rows="false"/>
    </style:style>
    <style:style style:name="ResultSplip.A" style:family="table-column">
      <style:table-column-properties style:column-width="8.3in" style:rel-column-width="65535*"/>
    </style:style>
    <style:style style:name="ResultSplip.1" style:family="table-row">
      <style:table-row-properties fo:keep-together="always"/>
    </style:style>
    <style:style style:name="ResultSplip.A1" style:family="table-cell">
      <style:table-cell-properties fo:background-color="transparent" fo:padding="0.0382in" fo:border="none">
        <style:background-image/>
      </style:table-cell-properties>
    </style:style>
    <style:style style:name="P1" style:family="paragraph" style:parent-style-name="Standard">
      <style:paragraph-properties fo:line-height="150%"/>
      <style:text-properties style:font-name="Bitstream Charter" fo:font-size="7pt" style:font-size-asian="7pt" style:font-size-complex="7pt"/>
    </style:style>
    <style:style style:name="P2" style:family="paragraph" style:parent-style-name="Standard">
      <style:paragraph-properties fo:line-height="200%"/>
      <style:text-properties style:font-name="Bitstream Charter" fo:font-size="7pt" style:font-size-asian="7pt" style:font-size-complex="7pt"/>
    </style:style>
    <style:style style:name="P3" style:family="paragraph" style:parent-style-name="Standard">
      <style:paragraph-properties fo:line-height="100%"/>
      <style:text-properties style:font-name="Bitstream Charter" fo:font-size="6pt" style:font-size-asian="6pt" style:font-size-complex="6pt"/>
    </style:style>
    <style:style style:name="P4" style:family="paragraph" style:parent-style-name="Standard">
      <style:paragraph-properties fo:line-height="15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line-height="100%"/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line-height="150%"/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line-height="150%"/>
      <style:text-properties style:font-name="Liberation Serif" fo:font-size="9pt" style:font-size-asian="9pt" style:font-size-complex="9pt"/>
    </style:style>
    <style:style style:name="P8" style:family="paragraph" style:parent-style-name="Standard">
      <style:paragraph-properties fo:line-height="150%"/>
      <style:text-properties style:font-name="Liberation Serif" fo:font-size="7pt" style:font-size-asian="7pt" style:font-size-complex="7pt"/>
    </style:style>
    <style:style style:name="T1" style:family="text">
      <style:text-properties style:text-outline="false" style:text-line-through-style="none" style:font-name="Liberation Serif" fo:font-style="normal" fo:text-shadow="none" style:text-underline-style="none" fo:font-weight="normal" style:font-name-asian="Arial Narrow" style:font-style-asian="normal" style:font-weight-asian="normal" style:font-name-complex="Arial Narrow" style:font-style-complex="normal" style:font-weight-complex="normal" style:text-emphasize="none" style:text-overline-style="none" style:text-overline-color="font-color"/>
    </style:style>
    <style:style style:name="T2" style:family="text">
      <style:text-properties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3" style:family="text">
      <style:text-properties style:text-outline="false" style:text-line-through-style="none" style:font-name="Liberation Serif" fo:font-size="9pt" fo:font-style="normal" fo:text-shadow="none" style:text-underline-style="none" fo:font-weight="normal" style:font-name-asian="Arial Narrow" style:font-size-asian="9pt" style:font-style-asian="normal" style:font-weight-asian="normal" style:font-name-complex="Arial Narrow" style:font-size-complex="9pt" style:font-style-complex="normal" style:font-weight-complex="normal" style:text-emphasize="none" style:text-overline-style="none" style:text-overline-color="font-color"/>
    </style:style>
    <style:style style:name="T4" style:family="text">
      <style:text-properties fo:color="#000000" style:text-outline="false" style:text-line-through-style="none" style:font-name="Liberation Serif" fo:font-size="8pt" fo:font-style="normal" fo:text-shadow="none" style:text-underline-style="none" fo:font-weight="normal" style:font-name-asian="Arial Narrow" style:font-size-asian="8pt" style:font-style-asian="normal" style:font-weight-asian="normal" style:font-name-complex="Arial Narrow" style:font-size-complex="8pt" style:font-style-complex="normal" style:font-weight-complex="normal" style:text-emphasize="none" style:text-overline-style="none" style:text-overline-color="font-color"/>
    </style:style>
    <style:style style:name="T5" style:family="text">
      <style:text-properties style:font-name="Liberation Serif"/>
    </style:style>
    <style:style style:name="T6" style:family="text">
      <style:text-properties style:font-name="Liberation Serif" fo:font-size="8pt" style:font-size-asian="8pt" style:font-size-complex="8pt"/>
    </style:style>
    <style:style style:name="T7" style:family="text">
      <style:text-properties fo:font-size="9pt" style:font-size-asian="9pt" style:font-size-complex="9pt"/>
    </style:style>
    <style:style style:name="T8" style:family="text">
      <style:text-properties fo:font-size="10pt" style:font-size-asian="10pt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[!-- BEGIN report_row --]</text:p>
      <table:table table:name="ResultSplip" table:style-name="ResultSplip">
        <table:table-column table:style-name="ResultSplip.A"/>
        <table:table-row table:style-name="ResultSplip.1">
          <table:table-cell table:style-name="ResultSplip.A1" office:value-type="string">
            <text:p text:style-name="P4"/>
            <text:p text:style-name="P4"/>
            <text:p text:style-name="P5"><text:s text:c="99"/>{{{person+surname}}} {{{person+firstname}}} {{{person+othername}}} <text:s text:c="9"/>[{{{demographic+gender}}}]</text:p>
            <text:p text:style-name="P2"><text:span text:style-name="T1"><text:s text:c="109"/>{{{++limit+providertraining+trainingprovider+name}}} <text:s text:c="38"/></text:span><text:span text:style-name="T4">{{{nisn_umber+id_num}}}</text:span></text:p>
            <text:p text:style-name="P4"><text:s text:c="74"/><text:span text:style-name="T8">{{{++limit+providertraining+training+name}}} <text:s text:c="46"/>{{{+graduation_month}}} {{{+graduation_year}}}</text:span></text:p>
            <text:p text:style-name="P7"/>
            <text:p text:style-name="P7"/>
            <text:p text:style-name="P8"/>
            <text:p text:style-name="P1"><text:span text:style-name="T5"><text:s text:c="62"/></text:span><text:span text:style-name="T6"><text:s text:c="2"/></text:span><text:span text:style-name="T2">Medicine,</text:span><text:span text:style-name="T6"> Pead., Comm. Nurs, and Pharm. <text:s text:c="43"/></text:span><text:span text:style-name="T3">{{{exam_grade_paper_i+name}}}</text:span></text:p>
            <text:p text:style-name="P6"><text:s text:c="56"/>Surgery, Gynae.,Midwifery,RH, Mgt. <text:s text:c="52"/><text:span text:style-name="T7">{{{exam_grade_paper_ii+name}}}</text:span></text:p>
            <text:p text:style-name="P6"><text:s text:c="56"/>Practicals and Oral <text:s text:c="82"/><text:span text:style-name="T7">{{{exam_grade_paper_iii+name}}}</text:span></text:p>
            <text:p text:style-name="P6"/>
            <text:p text:style-name="P6"><text:s text:c="116"/><text:span text:style-name="T7">{{{primary_form+exam_result}}}</text:span></text:p>
          </table:table-cell>
        </table:table-row>
      </table:table>
      <text:p text:style-name="P1">[!-- END report_row --]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Arial Narrow" svg:font-family="'Arial Narrow'" style:font-family-generic="swiss"/>
    <style:font-face style:name="Bitstream Charter" svg:font-family="'Bitstream Charter'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5.0575in" style:type="center"/>
          <style:tab-stop style:position="10.115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8.5in" style:num-format="1" style:print-orientation="landscape" fo:margin-top="0.0598in" fo:margin-bottom="0.0598in" fo:margin-left="0.1in" fo:margin-right="0.1in" style:writing-mode="lr-tb" style:footnote-max-height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RIS </meta:initial-creator>
    <meta:creation-date>2014-07-25T12:40:55</meta:creation-date>
    <dc:date>2014-08-29T12:31:30</dc:date>
    <dc:creator>HRIS </dc:creator>
    <meta:editing-duration>PT7H20S</meta:editing-duration>
    <meta:editing-cycles>97</meta:editing-cycles>
    <meta:generator>LibreOffice/3.5$Linux_x86 LibreOffice_project/350m1$Build-2</meta:generator>
    <meta:document-statistic meta:table-count="1" meta:image-count="0" meta:object-count="0" meta:page-count="1" meta:paragraph-count="9" meta:word-count="35" meta:character-count="1367" meta:non-whitespace-character-count="499"/>
  </office:meta>
</office:document-meta>
</file>